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84cm" svg:height="1.905cm" svg:x="3.079cm" svg:y="9.355cm">
            <text:p text:style-name="P1">FF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1.705cm" svg:height="1.162cm" svg:x="3.04cm" svg:y="10.398cm">
            <draw:text-box>
              <text:p>x2</text:p>
            </draw:text-box>
          </draw:frame>
        </draw:g>
        <draw:frame draw:style-name="gr3" draw:text-style-name="P2" draw:layer="layout" svg:width="8.334cm" svg:height="0.962cm" svg:x="6.628cm" svg:y="1.635cm">
          <draw:text-box>
            <text:p><text:span text:style-name="T1">GPS-SDR threads &amp; pipes</text:span></text:p>
          </draw:text-box>
        </draw:frame>
        <draw:connector draw:style-name="gr4" draw:text-style-name="P1" draw:layer="layout" draw:type="curve" svg:x1="5.614cm" svg:y1="14.412cm" svg:x2="5.595cm" svg:y2="21.302cm" draw:start-shape="id1" draw:start-glue-point="3" draw:end-shape="id2" draw:end-glue-point="3" svg:d="m5614 14412c-780 0-770 6890-19 6890">
          <text:p/>
        </draw:connector>
        <draw:custom-shape draw:style-name="gr1" draw:text-style-name="P1" draw:id="id10" draw:layer="layout" svg:width="3.81cm" svg:height="1.905cm" svg:x="5.649cm" svg:y="9.815cm">
          <text:p text:style-name="P1">AC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4cm" svg:height="1.905cm" svg:x="15.517cm" svg:y="9.255cm">
          <text:p text:style-name="P1">F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3.81cm" svg:height="1.905cm" svg:x="12.529cm" svg:y="10.515cm">
          <text:p text:style-name="P1">CH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3.81cm" svg:height="1.905cm" svg:x="12.529cm" svg:y="6.205cm">
          <text:p text:style-name="P1">EP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3.81cm" svg:height="1.905cm" svg:x="5.595cm" svg:y="16.875cm">
          <text:p text:style-name="P1">PV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81cm" svg:height="1.905cm" svg:x="5.595cm" svg:y="20.35cm">
          <text:p text:style-name="P1">TL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.81cm" svg:height="1.905cm" svg:x="5.614cm" svg:y="13.46cm">
          <text:p text:style-name="P1">SV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3.81cm" svg:height="1.905cm" svg:x="12.564cm" svg:y="13.495cm">
          <text:p text:style-name="P1">C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81cm" svg:height="1.905cm" svg:x="5.595cm" svg:y="24.16cm">
          <text:p text:style-name="P1">C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7.5cm" svg:y1="22.255cm" svg:x2="7.5cm" svg:y2="24.16cm" draw:start-shape="id2" draw:start-glue-point="2" draw:end-shape="id3" svg:d="m7500 22255v1905">
          <text:p/>
        </draw:connector>
        <draw:connector draw:style-name="gr4" draw:text-style-name="P1" draw:layer="layout" draw:type="line" svg:x1="9.424cm" svg:y1="14.412cm" svg:x2="12.564cm" svg:y2="14.447cm" draw:start-shape="id1" draw:start-glue-point="1" draw:end-shape="id4" draw:end-glue-point="3" svg:d="m9424 14412 3140 35">
          <text:p/>
        </draw:connector>
        <draw:connector draw:style-name="gr4" draw:text-style-name="P1" draw:layer="layout" draw:type="line" svg:x1="14.469cm" svg:y1="13.495cm" svg:x2="14.434cm" svg:y2="12.42cm" draw:start-shape="id4" draw:start-glue-point="0" draw:end-shape="id5" svg:d="m14469 13495-35-1075">
          <text:p/>
        </draw:connector>
        <draw:connector draw:style-name="gr4" draw:text-style-name="P1" draw:layer="layout" draw:type="line" svg:x1="14.434cm" svg:y1="10.515cm" svg:x2="14.434cm" svg:y2="8.11cm" draw:start-shape="id5" draw:start-glue-point="0" draw:end-shape="id6" draw:end-glue-point="2" svg:d="m14434 10515v-2405">
          <text:p/>
        </draw:connector>
        <draw:connector draw:style-name="gr4" draw:text-style-name="P1" draw:layer="layout" draw:type="line" svg:x1="7.5cm" svg:y1="18.78cm" svg:x2="7.5cm" svg:y2="20.35cm" draw:start-shape="id7" draw:start-glue-point="2" draw:end-shape="id2" draw:end-glue-point="0" svg:d="m7500 18780v1570">
          <text:p/>
        </draw:connector>
        <draw:custom-shape draw:style-name="gr1" draw:text-style-name="P1" draw:id="id9" draw:layer="layout" svg:width="3.81cm" svg:height="1.905cm" svg:x="5.682cm" svg:y="6.175cm">
          <text:p text:style-name="P1">FI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905cm" svg:x="8.937cm" svg:y="3.205cm">
          <text:p text:style-name="P1">WATCH</text:p>
          <text:p text:style-name="P1">D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3.81cm" svg:height="1.905cm" svg:x="5.714cm" svg:y="2.905cm">
          <text:p text:style-name="P1">S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7.619cm" svg:y1="4.81cm" svg:x2="7.587cm" svg:y2="6.175cm" draw:start-shape="id8" draw:start-glue-point="2" draw:end-shape="id9" draw:end-glue-point="0" svg:d="m7619 4810-32 1365">
          <text:p/>
        </draw:connector>
        <draw:connector draw:style-name="gr4" draw:text-style-name="P1" draw:layer="layout" draw:type="line" svg:x1="7.587cm" svg:y1="8.08cm" svg:x2="7.554cm" svg:y2="9.815cm" draw:start-shape="id9" draw:start-glue-point="2" draw:end-shape="id10" draw:end-glue-point="0" svg:d="m7587 8080-33 1735">
          <text:p/>
        </draw:connector>
        <draw:custom-shape draw:style-name="gr1" draw:text-style-name="P1" draw:layer="layout" svg:width="3.81cm" svg:height="1.905cm" svg:x="10.675cm" svg:y="24.16cm">
          <text:p text:style-name="P1">K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7.519cm" svg:y1="13.46cm" svg:x2="7.554cm" svg:y2="11.72cm" draw:start-shape="id1" draw:start-glue-point="0" draw:end-shape="id10" draw:end-glue-point="2" svg:d="m7519 13460 35-1740">
          <text:p/>
        </draw:connector>
        <draw:frame draw:style-name="gr6" draw:layer="layout" svg:width="1.27cm" svg:height="0.962cm" svg:x="10.882cm" svg:y="16.505cm">
          <draw:text-box>
            <text:p>x2</text:p>
          </draw:text-box>
        </draw:frame>
        <draw:frame draw:style-name="gr2" draw:layer="layout" svg:width="1.705cm" svg:height="1.162cm" svg:x="14.882cm" svg:y="11.433cm">
          <draw:text-box>
            <text:p>x12</text:p>
          </draw:text-box>
        </draw:frame>
        <draw:frame draw:style-name="gr2" draw:layer="layout" svg:width="1.705cm" svg:height="1.162cm" svg:x="16.878cm" svg:y="10.198cm">
          <draw:text-box>
            <text:p>x12</text:p>
          </draw:text-box>
        </draw:frame>
        <draw:connector draw:style-name="gr4" draw:text-style-name="P1" draw:layer="layout" draw:type="curve" svg:x1="14.469cm" svg:y1="15.4cm" svg:x2="9.405cm" svg:y2="17.827cm" draw:start-shape="id4" draw:start-glue-point="2" draw:end-shape="id7" draw:end-glue-point="1" svg:d="m14469 15400c0 1618-1688 2427-5064 2427">
          <text:p/>
        </draw:connector>
        <draw:custom-shape draw:style-name="gr1" draw:text-style-name="P1" draw:id="id11" draw:layer="layout" svg:width="3.81cm" svg:height="1.905cm" svg:x="10.875cm" svg:y="20.35cm">
          <text:p text:style-name="P1">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9.405cm" svg:y1="21.302cm" svg:x2="10.875cm" svg:y2="21.302cm" draw:start-shape="id2" draw:start-glue-point="1" draw:end-shape="id11" draw:end-glue-point="3" svg:d="m9405 21302h1470">
          <text:p/>
        </draw:connector>
        <draw:connector draw:style-name="gr4" draw:text-style-name="P1" draw:layer="layout" draw:type="line" svg:x1="7.5cm" svg:y1="16.875cm" svg:x2="7.519cm" svg:y2="15.365cm" draw:start-shape="id7" draw:start-glue-point="0" draw:end-shape="id1" draw:end-glue-point="2" svg:d="m7500 16875 19-1510">
          <text:p/>
        </draw:connector>
        <draw:frame draw:style-name="gr3" draw:text-style-name="P3" draw:layer="layout" svg:width="3.948cm" svg:height="0.725cm" svg:x="5.572cm" svg:y="12.187cm">
          <draw:text-box>
            <text:p><text:span text:style-name="T2">Acq_Command_S</text:span></text:p>
          </draw:text-box>
        </draw:frame>
        <draw:frame draw:style-name="gr3" draw:text-style-name="P3" draw:layer="layout" svg:width="3.948cm" svg:height="0.725cm" draw:transform="rotate (0.650833278068563) translate (8.792cm 15.904cm)">
          <draw:text-box>
            <text:p><text:span text:style-name="T2">Acq_Command_S</text:span></text:p>
          </draw:text-box>
        </draw:frame>
        <draw:frame draw:style-name="gr3" draw:text-style-name="P3" draw:layer="layout" svg:width="2.555cm" svg:height="0.725cm" svg:x="5.972cm" svg:y="8.388cm">
          <draw:text-box>
            <text:p><text:span text:style-name="T2">ms_packet</text:span></text:p>
          </draw:text-box>
        </draw:frame>
        <draw:connector draw:style-name="gr7" draw:text-style-name="P1" draw:layer="layout" draw:type="line" svg:x1="7.587cm" svg:y1="8.08cm" svg:x2="12.564cm" svg:y2="14.447cm" draw:start-shape="id9" draw:start-glue-point="2" draw:end-shape="id4" svg:d="m7587 8080 4977 6367">
          <text:p/>
        </draw:connector>
        <draw:frame draw:style-name="gr3" draw:text-style-name="P3" draw:layer="layout" svg:width="2.555cm" svg:height="0.725cm" draw:transform="rotate (-0.867952237017803) translate (9.824cm 9.991cm)">
          <draw:text-box>
            <text:p><text:span text:style-name="T2">ms_pack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zimout </meta:initial-creator>
    <meta:creation-date>2010-09-23T15:45:46</meta:creation-date>
    <dc:date>2010-10-13T11:16:09</dc:date>
    <dc:creator>azimout </dc:creator>
    <meta:editing-duration>PT00H47M29S</meta:editing-duration>
    <meta:editing-cycles>14</meta:editing-cycles>
    <meta:generator>OpenOffice.org/3.2$Linux OpenOffice.org_project/320m19$Build-9505</meta:generator>
    <meta:document-statistic meta:object-count="38"/>
  </office:meta>
</office:document-meta>
</file>